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528in"/>
    </style:style>
    <style:style style:name="co3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row table:style-name="ro1" table:number-rows-repeated="3">
          <table:table-cell table:number-columns-repeated="7"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4" table:number-rows-spanned="2">
            <text:p>Class Videos</text:p>
          </table:table-cell>
          <table:covered-table-cell table:number-columns-repeated="3" table:style-name="ce2"/>
        </table:table-row>
        <table:table-row table:style-name="ro1">
          <table:table-cell table:number-columns-repeated="7"/>
          <table:covered-table-cell table:number-columns-repeated="4" table:style-name="ce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https://youtu.be/jUhNyo0w0bY?si=RATLBwkRs4zRowEv</text:p>
          </table:table-cell>
          <table:table-cell office:value-type="string" calcext:value-type="string">
            <text:p>HTML CSS Part 1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https://youtu.be/Jk_aCHuRv0s?si=t4ny5CUbEO2wqcAT</text:p>
          </table:table-cell>
          <table:table-cell office:value-type="string" calcext:value-type="string">
            <text:p>HTML CSS Part 2</text:p>
          </table:table-cell>
          <table:table-cell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https://youtu.be/sUXc7luVxUU?si=eA1VeLy2XEjsa1wy</text:p>
          </table:table-cell>
          <table:table-cell table:style-name="ce5" office:value-type="string" calcext:value-type="string">
            <text:p>Deploy HTML , CSS, JS web page in Github(free),Latest easy method to host static or frontend project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ttps://youtu.be/9mUOcDT0wdc?si=AKFx1Xr3rwIFIYgY</text:p>
          </table:table-cell>
          <table:table-cell office:value-type="string" calcext:value-type="string">
            <text:p>CSS Positions</text:p>
          </table:table-cell>
          <table:table-cell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ttps://youtu.be/tB_P5gsxwiI?si=q5Yyic8UTElmnHnS</text:p>
          </table:table-cell>
          <table:table-cell table:style-name="ce5" office:value-type="string" calcext:value-type="string">
            <text:p>DIffrence between display Block , Inline and Inline-block , CSS Playlist , MERN Stack | Web develop</text:p>
          </table:table-cell>
          <table:table-cell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08:06:36.823000000</meta:creation-date>
    <dc:date>2024-08-14T08:18:29.827000000</dc:date>
    <meta:editing-duration>PT11M51S</meta:editing-duration>
    <meta:editing-cycles>5</meta:editing-cycles>
    <meta:generator>LibreOffice/7.6.2.1$Windows_X86_64 LibreOffice_project/56f7684011345957bbf33a7ee678afaf4d2ba333</meta:generator>
    <meta:document-statistic meta:table-count="1" meta:cell-count="21" meta:object-count="0"/>
  </office:meta>
</office:document-meta>
</file>